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S 237 Syllabus and Portfolio Winter 2020</text:title></text:p>
      <text:p text:style-name="OrgTitle"/>
      <text:p text:style-name="OrgSubtitle"><text:initial-creator>Alex Shnyrov</text:initial-creator></text:p>
      <text:p text:style-name="OrgSubtitle"/>
      <text:p text:style-name="Text_20_body">-<text:span text:style-name="Bold">- mode: org -</text:span>-
</text:p>
      <text:h text:style-name="Heading_20_1_unnumbered" text:outline-level="1" text:is-list-header="true">
<text:bookmark-start text:name="OrgXref.orgdc5d3c6"/>
<text:bookmark text:name="orgdc5d3c6"/>What’s It All About?
<text:bookmark-end text:name="OrgXref.orgdc5d3c6"/></text:h>
      <text:p text:style-name="Text_20_body">This course is about <text:span text:style-name="Bold">mathematics for computer science.</text:span>
</text:p>
      <text:p text:style-name="Text_20_body">It introduces the mathematical topics needed to provide a solid theoretical
foundation for your career and continued learning in computer science.
</text:p>
      <text:p text:style-name="Text_20_body">The following topics will be covered:
</text:p>
      <text:list text:style-name="OrgBulletedList" text:continue-numbering="false">
        <text:list-item>
          <text:p text:style-name="Text_20_body">Sets and Logic
</text:p>
        </text:list-item>
        <text:list-item>
          <text:p text:style-name="Text_20_body">Functions and Relations
</text:p>
        </text:list-item>
        <text:list-item>
          <text:p text:style-name="Text_20_body">Combinatorics and Probability
</text:p>
        </text:list-item>
        <text:list-item>
          <text:p text:style-name="Text_20_body">Number Theory and Practice
</text:p>
        </text:list-item>
        <text:list-item>
          <text:p text:style-name="Text_20_body">Trees and Graphs
</text:p>
        </text:list-item>
        <text:list-item>
          <text:p text:style-name="Text_20_body">Languages and Grammars
</text:p>
        </text:list-item>
      </text:list>
      <text:h text:style-name="Heading_20_1_unnumbered" text:outline-level="1" text:is-list-header="true">
<text:bookmark-start text:name="OrgXref.org48eee3c"/>
<text:bookmark text:name="org48eee3c"/>Outcomes
<text:bookmark-end text:name="OrgXref.org48eee3c"/></text:h>
      <text:list text:style-name="OrgBulletedList" text:continue-numbering="false">
        <text:list-item>
          <text:p text:style-name="Text_20_body">Master the basic terminology and operations of sets and logic, functions and
relations, combinatorics and probability, number theory and practice, trees
and graphs, and languages and grammars.
</text:p>
        </text:list-item>
        <text:list-item>
          <text:p text:style-name="Text_20_body">Demonstrate logical reasoning as you solve interesting problems.
</text:p>
        </text:list-item>
        <text:list-item>
          <text:p text:style-name="Text_20_body">Interpret the meaning of mathematical statements in the context of
applications in computer science.
</text:p>
        </text:list-item>
        <text:list-item>
          <text:p text:style-name="Text_20_body">Think like a mathematician by making good connections.
</text:p>
        </text:list-item>
        <text:list-item>
          <text:p text:style-name="Text_20_body">Learn basic functional programming through using, reading, and writing elisp
code. (See <text:a xlink:type="simple" xlink:href="elisp-mini-primer.txt">elisp-mini-primer.txt</text:a>.)
</text:p>
        </text:list-item>
      </text:list>
      <text:h text:style-name="Heading_20_1_unnumbered" text:outline-level="1" text:is-list-header="true">
<text:bookmark-start text:name="OrgXref.org4ab770a"/>
<text:bookmark text:name="org4ab770a"/>Prerequisites
<text:bookmark-end text:name="OrgXref.org4ab770a"/></text:h>
      <text:list text:style-name="OrgBulletedList" text:continue-numbering="false">
        <text:list-item>
          <text:p text:style-name="Text_20_body">You must have successfully completed CS 165, Object-Oriented Software Development.
</text:p>
        </text:list-item>
        <text:list-item>
          <text:p text:style-name="Text_20_body">You must also have developed an awareness of what logical thinking entails.
</text:p>
        </text:list-item>
      </text:list>
      <text:h text:style-name="Heading_20_1_unnumbered" text:outline-level="1" text:is-list-header="true">
<text:bookmark-start text:name="OrgXref.orgfe3694d"/>
<text:bookmark text:name="orgfe3694d"/>Requirements
<text:bookmark-end text:name="OrgXref.orgfe3694d"/></text:h>
      <text:h text:style-name="Heading_20_2_unnumbered" text:outline-level="2" text:is-list-header="true">
<text:bookmark-start text:name="OrgXref.org1a33cd3"/>
<text:bookmark text:name="org1a33cd3"/>Required Text
<text:bookmark-end text:name="OrgXref.org1a33cd3"/></text:h>
      <text:list text:style-name="OrgBulletedList" text:continue-numbering="false">
        <text:list-item>
          <text:p text:style-name="Text_20_body"><text:a xlink:type="simple" xlink:href="https://rickneff.github.io/metaphors-be-with-you.html">Metaphors Be With You</text:a>
</text:p>
        </text:list-item>
      </text:list>
      <text:h text:style-name="Heading_20_2_unnumbered" text:outline-level="2" text:is-list-header="true">
<text:bookmark-start text:name="OrgXref.org7323254"/>
<text:bookmark text:name="org7323254"/>Required Software
<text:bookmark-end text:name="OrgXref.org7323254"/></text:h>
      <text:p text:style-name="Text_20_body">To install these tools, see the instructions <text:a xlink:type="simple" xlink:href="https://rickneff.github.io">here</text:a> (and go to the <text:span text:style-name="Emphasis">Tools</text:span>
section).
</text:p>
      <text:list text:style-name="OrgBulletedList" text:continue-numbering="false">
        <text:list-item>
          <text:p text:style-name="Text_20_body">git
</text:p>
        </text:list-item>
        <text:list-item>
          <text:p text:style-name="Text_20_body">Emacs/Spacemacs
</text:p>
        </text:list-item>
      </text:list>
      <text:h text:style-name="Heading_20_2_unnumbered" text:outline-level="2" text:is-list-header="true">
<text:bookmark-start text:name="OrgXref.orgf04589e"/>
<text:bookmark text:name="orgf04589e"/>Required Accounts
<text:bookmark-end text:name="OrgXref.orgf04589e"/></text:h>
      <text:p text:style-name="Text_20_body">You are required to have an account using your real name and school email
address with (at least) these three platforms:
</text:p>
      <text:list text:style-name="OrgBulletedList" text:continue-numbering="false">
        <text:list-item>
          <text:p text:style-name="Text_20_body"><text:a xlink:type="simple" xlink:href="https://github.com">https://github.com</text:a> (free)
</text:p>
        </text:list-item>
        <text:list-item>
          <text:p text:style-name="Text_20_body"><text:a xlink:type="simple" xlink:href="https://kritik.io">https://kritik.io</text:a> (requires paying a $15 fee)
</text:p>
        </text:list-item>
        <text:list-item>
          <text:p text:style-name="Text_20_body"><text:a xlink:type="simple" xlink:href="https://quizlet.com">https://quizlet.com</text:a> (free)
</text:p>
        </text:list-item>
      </text:list>
      <text:h text:style-name="Heading_20_2_unnumbered" text:outline-level="2" text:is-list-header="true">
<text:bookmark-start text:name="OrgXref.org01c0dcb"/>
<text:bookmark text:name="org01c0dcb"/>Required Behaviors
<text:bookmark-end text:name="OrgXref.org01c0dcb"/></text:h>
      <text:p text:style-name="Text_20_body">You are required to:
</text:p>
      <text:list text:style-name="OrgBulletedList" text:continue-numbering="false">
        <text:list-item>
          <text:p text:style-name="Text_20_body">attend class, as assessments will happen in class each day that are not
reproducible outside of class;
</text:p>
        </text:list-item>
        <text:list-item>
          <text:p text:style-name="Text_20_body">read assigned portions of the course materials <text:span text:style-name="Emphasis">before</text:span> class each Tuesday;
</text:p>
        </text:list-item>
        <text:list-item>
          <text:p text:style-name="Text_20_body">complete all team and personal assessments to deepen your understanding of
selected topics; and
</text:p>
        </text:list-item>
        <text:list-item>
          <text:p text:style-name="Text_20_body">bring a laptop or other Internet-connectable (and tools-ready) device to
each class meeting.
</text:p>
        </text:list-item>
        <text:list-item>
          <text:p text:style-name="Text_20_body">maintain a portfolio of your completed work (see below).
</text:p>
        </text:list-item>
      </text:list>
      <text:h text:style-name="Heading_20_1_unnumbered" text:outline-level="1" text:is-list-header="true">
<text:bookmark-start text:name="OrgXref.org3f15451"/>
<text:bookmark text:name="org3f15451"/>Course Periodicity
<text:bookmark-end text:name="OrgXref.org3f15451"/></text:h>
      <text:p text:style-name="Text_20_body">This course has a weekly period, i.e., you can count on knowing ahead of time
what you will be doing each day of each week. Each class meeting consists of two
types of activity:
</text:p>
      <text:h text:style-name="Heading_20_2_unnumbered" text:outline-level="2" text:is-list-header="true">
<text:bookmark-start text:name="OrgXref.orgdc3c56e"/>
<text:bookmark text:name="orgdc3c56e"/>Tuesdays
<text:bookmark-end text:name="OrgXref.orgdc3c56e"/></text:h>
      <text:list text:style-name="OrgDescriptionList" text:continue-numbering="false">
        <text:list-item>
          <text:p text:style-name="Text_20_body_20_bold">Presentation</text:p>
          <text:list text:style-name="OrgDescriptionList" text:continue-numbering="true">
            <text:list-item>
              <text:p text:style-name="Text_20_body">— A time where I will add depth information to the preparation
                    material you finished reading <text:span text:style-name="Bold">before class</text:span>.
</text:p>
            </text:list-item>
          </text:list>
        </text:list-item>
        <text:list-item>
          <text:p text:style-name="Text_20_body_20_bold">Class Directed Learning</text:p>
          <text:list text:style-name="OrgDescriptionList" text:continue-numbering="true">
            <text:list-item>
              <text:p text:style-name="Text_20_body">— You will participate in a class-wide activity that
       reinforces what you’ve read and what I’ve shown you.
</text:p>
            </text:list-item>
          </text:list>
        </text:list-item>
      </text:list>
      <text:h text:style-name="Heading_20_2_unnumbered" text:outline-level="2" text:is-list-header="true">
<text:bookmark-start text:name="OrgXref.org9cddc94"/>
<text:bookmark text:name="org9cddc94"/>Thursdays
<text:bookmark-end text:name="OrgXref.org9cddc94"/></text:h>
      <text:list text:style-name="OrgDescriptionList" text:continue-numbering="false">
        <text:list-item>
          <text:p text:style-name="Text_20_body_20_bold">Readiness Assessment</text:p>
          <text:list text:style-name="OrgDescriptionList" text:continue-numbering="true">
            <text:list-item>
              <text:p text:style-name="Text_20_body">— A short in-class quiz on the reading and topics
       for the week.
</text:p>
            </text:list-item>
          </text:list>
        </text:list-item>
        <text:list-item>
          <text:p text:style-name="Text_20_body_20_bold">Answer Questions</text:p>
          <text:list text:style-name="OrgDescriptionList" text:continue-numbering="true">
            <text:list-item>
              <text:p text:style-name="Text_20_body">— I will answer questions that have surfaced through
       various means, including the quiz you will have just taken.
</text:p>
            </text:list-item>
          </text:list>
        </text:list-item>
      </text:list>
      <text:h text:style-name="Heading_20_1_unnumbered" text:outline-level="1" text:is-list-header="true">
<text:bookmark-start text:name="OrgXref.org817d5b3"/>
<text:bookmark text:name="org817d5b3"/>Questions
<text:bookmark-end text:name="OrgXref.org817d5b3"/></text:h>
      <text:list text:style-name="OrgBulletedList" text:continue-numbering="false">
        <text:list-item>
          <text:p text:style-name="Text_20_body">Some of the questions answered on Thursdays are verbatim or generalized from
those you create via the <text:a xlink:type="simple" xlink:href="https://rickneff.github.io/kritik-introduction.html">Kritik platform</text:a>.
</text:p>
        </text:list-item>
        <text:list-item>
          <text:p text:style-name="Text_20_body">Creating and evaluating questions help you develop higher order thinking
skills.
</text:p>
        </text:list-item>
        <text:list-item>
          <text:p text:style-name="Text_20_body">You will have plenty of questions. Engage with them! Choose knowledge over
ignorance.
</text:p>
        </text:list-item>
      </text:list>
      <text:h text:style-name="Heading_20_1_unnumbered" text:outline-level="1" text:is-list-header="true">
<text:bookmark-start text:name="OrgXref.org83306b3"/>
<text:bookmark text:name="org83306b3"/>Work
<text:bookmark-end text:name="OrgXref.org83306b3"/></text:h>
      <text:h text:style-name="Heading_20_2_unnumbered" text:outline-level="2" text:is-list-header="true">
<text:bookmark-start text:name="OrgXref.org32a6b46"/>
<text:bookmark text:name="org32a6b46"/>Exercises
<text:bookmark-end text:name="OrgXref.org32a6b46"/></text:h>
      <text:p text:style-name="Text_20_body">Exercises are smaller experiences that are designed to float uncertainties and
questions you have to the surface of your mind. They are designed to be smaller
so you can find out what you don’t know and then take the steps necessary to
know.
</text:p>
      <text:h text:style-name="Heading_20_2_unnumbered" text:outline-level="2" text:is-list-header="true">
<text:bookmark-start text:name="OrgXref.org7eb9d7c"/>
<text:bookmark text:name="org7eb9d7c"/>Problems
<text:bookmark-end text:name="OrgXref.org7eb9d7c"/></text:h>
      <text:p text:style-name="Text_20_body">Problems are weightier experiences that invite you to explore topics in discrete
mathematics, as well as increase your logical thinking and problem solving
prowess. Many of these involve writing mathematically (see <text:a xlink:type="simple" xlink:href="org-mode-primer.txt">org-mode-primer.txt</text:a>).
</text:p>
      <text:p text:style-name="Text_20_body"><text:a xlink:type="simple" xlink:href="https://rickneff.github.io/exercises-versus-problems.html">Here is a description of the difference</text:a> between Exercises and Problems.
</text:p>
      <text:h text:style-name="Heading_20_2_unnumbered" text:outline-level="2" text:is-list-header="true">
<text:bookmark-start text:name="OrgXref.org9b6ab5a"/>
<text:bookmark text:name="org9b6ab5a"/>Puzzles
<text:bookmark-end text:name="OrgXref.org9b6ab5a"/></text:h>
      <text:p text:style-name="Text_20_body">Puzzles are like problems, only with another added measure of difficulty that
will require even more ingenuity, deep thought and persistent effort to
solve. (Think “Escape Room” — where you must solve a series of puzzles in
order to escape from a room.) But the hints are more obscure, and in fact the
statement of the problem may be obscure, indirect or encoded somehow. Solving
these, or even attempting to do so, is one kind of “above and beyond”
behavior (see below). Each has four subsections, as shown:
</text:p>
      <text:h text:style-name="Heading_20_3_unnumbered" text:outline-level="3" text:is-list-header="true">
<text:bookmark-start text:name="OrgXref.orgc6c0537"/>
<text:bookmark text:name="orgc6c0537"/>Rephrase
<text:bookmark-end text:name="OrgXref.orgc6c0537"/></text:h>
      <text:p text:style-name="Text_20_body">A textual description showing you understand the “heart of the problem”.
</text:p>
      <text:h text:style-name="Heading_20_3_unnumbered" text:outline-level="3" text:is-list-header="true">
<text:bookmark-start text:name="OrgXref.org4bf7802"/>
<text:bookmark text:name="org4bf7802"/>Approach
<text:bookmark-end text:name="OrgXref.org4bf7802"/></text:h>
      <text:p text:style-name="Text_20_body">A textual description of how you approached solving the problem.
</text:p>
      <text:h text:style-name="Heading_20_3_unnumbered" text:outline-level="3" text:is-list-header="true">
<text:bookmark-start text:name="OrgXref.org32e6cda"/>
<text:bookmark text:name="org32e6cda"/>Solution
<text:bookmark-end text:name="OrgXref.org32e6cda"/></text:h>
      <text:p text:style-name="Text_20_body">The solution itself. (Most beneficial if it works, or the correct answer is
reached.)
</text:p>
      <text:h text:style-name="Heading_20_3_unnumbered" text:outline-level="3" text:is-list-header="true">
<text:bookmark-start text:name="OrgXref.org35c8bd4"/>
<text:bookmark text:name="org35c8bd4"/>Proof
<text:bookmark-end text:name="OrgXref.org35c8bd4"/></text:h>
      <text:p text:style-name="Text_20_body">A textual description of how you know the solution is correct. The more
robust the argument, the better.
</text:p>
      <text:h text:style-name="Heading_20_1_unnumbered" text:outline-level="1" text:is-list-header="true">
<text:bookmark-start text:name="OrgXref.org138ce6b"/>
<text:bookmark text:name="org138ce6b"/>Assessment
<text:bookmark-end text:name="OrgXref.org138ce6b"/></text:h>
      <text:p text:style-name="Text_20_body">About every four weeks you will meet with me in my office. The purpose of this
meeting is for you to present your portfolio of work to me, make a
grade-to-date claim, and provide evidence justifying that claim.
</text:p>
      <text:p text:style-name="Text_20_body">Your portfolio <text:span text:style-name="Bold">MUST</text:span> be a modified version of this file, and those included by
it. All entries must follow the example format you will find at the end of
this file. Also, your evidences must be complete and internally consistent.
You are required to produce your portfolio using Spacemacs, and you <text:span text:style-name="Bold">MUST</text:span> be
able to successfully export it as an HTML file (see the link at the top of
this file).
</text:p>
      <text:h text:style-name="Heading_20_1_unnumbered" text:outline-level="1" text:is-list-header="true">
<text:bookmark-start text:name="OrgXref.org1dd1999"/>
<text:bookmark text:name="org1dd1999"/>Grades
<text:bookmark-end text:name="OrgXref.org1dd1999"/></text:h>
      <text:p text:style-name="Text_20_body">In each of our three personal meetings, you will present your portfolio and a
letter-based grade-to-date claim. Afterwards I will give you my thoughts on
the strength of your claim. The last claim that you make (<text:span text:style-name="Bold">not an average</text:span> of
the three), taking into account any feedback from me, will be your final grade
for the course. All of your claims must must be evidence-based. That means you
<text:span text:style-name="Bold">MUST</text:span> bring the evidence with you, in your portfolio, that supports your
claim.
</text:p>
      <text:h text:style-name="Heading_20_2_unnumbered" text:outline-level="2" text:is-list-header="true">
<text:bookmark-start text:name="OrgXref.org39c7b1a"/>
<text:bookmark text:name="org39c7b1a"/>Letter-Based
<text:bookmark-end text:name="OrgXref.org39c7b1a"/></text:h>
      <text:p text:style-name="Text_20_body">When making your claim, you are required to use the <text:a xlink:type="simple" xlink:href="http://www.byui.edu/student-records/grades/grading-system">BYU-Idaho standard</text:a>
letter-based definition of grades, reproduced below. <text:span text:style-name="Bold">Note with one exception
that there are no plusses or minuses!</text:span>
</text:p>
      <text:list text:style-name="OrgBulletedList" text:continue-numbering="false">
        <text:list-item>
          <text:p text:style-name="Text_20_body">“A” represents outstanding understanding, application, and integration of
subject material and extensive evidence of original thinking, skillful use
of concepts, and ability to analyze and solve complex problems.
Demonstrates diligent application of Learning Model principles, including
initiative in serving other students.
</text:p>
        </text:list-item>
        <text:list-item>
          <text:p text:style-name="Text_20_body">“B” represents considerable/significant understanding, application, and
incorporation of the material that would prepare a student to be successful
in next level courses, graduate school, or employment. The student
participates in the Learning Model as applied in the course.
</text:p>
        </text:list-item>
        <text:list-item>
          <text:p text:style-name="Text_20_body">“C” represents sufficient understanding of subject matter. The student
demonstrates minimal initiative to be prepared for class. Sequenced courses
could be attempted, but mastering new materials might prove challenging.
The student participates only marginally in the Learning Model.
</text:p>
        </text:list-item>
        <text:list-item>
          <text:p text:style-name="Text_20_body">“D” represents poor performance and initiative to learn and understand and
apply course materials. Retaking a course or remediation may be necessary
to prepare for additional instruction in this subject matter.
</text:p>
        </text:list-item>
        <text:list-item>
          <text:p text:style-name="Text_20_body">“D-” represents failure in the course. <text:a xlink:type="simple" xlink:href="https://rickneff.github.io/why-not-f.html">Why not F?</text:a>
</text:p>
        </text:list-item>
      </text:list>
      <text:p text:style-name="Text_20_body">Note that the above description of an “A” implies that you have gone <text:span text:style-name="Bold">above
and beyond</text:span>. To claim this grade you <text:span text:style-name="Bold">must</text:span> have done and recorded evidence
in your portfolio of doing <text:span text:style-name="Bold">some</text:span> of the behaviors listed below, <text:span text:style-name="Bold">each week</text:span>
throughout each 4-week period.
</text:p>
      <text:list text:style-name="OrgNumberedList" text:continue-numbering="false">
        <text:list-item>
          <text:p text:style-name="Text_20_body">teaching and/or helping others in the class but not in your group
</text:p>
        </text:list-item>
        <text:list-item>
          <text:p text:style-name="Text_20_body">teaching a Non-CS, Non-CE, Non-EE, Non-SE major about the material in
this class to help them with a class they are taking
</text:p>
        </text:list-item>
        <text:list-item>
          <text:p text:style-name="Text_20_body">applying what you’ve learned in this class in another class you are
currently taking
</text:p>
        </text:list-item>
        <text:list-item>
          <text:p text:style-name="Text_20_body">solving problems marked as optional
</text:p>
        </text:list-item>
        <text:list-item>
          <text:p text:style-name="Text_20_body">solving puzzles
</text:p>
        </text:list-item>
        <text:list-item>
          <text:p text:style-name="Text_20_body">doing other work not assigned, exploring other topics in mathematics,
writing code implementing what you are learning that has not been
assigned, etc.
</text:p>
        </text:list-item>
      </text:list>
      <text:p text:style-name="Text_20_body">How many is <text:span text:style-name="Bold">some</text:span>? It is doing at least two of the first three (1, 2, 3),
<text:span text:style-name="Bold">and</text:span> at least two of the last three (4, 5, 6).
</text:p>
      <text:p text:style-name="Text_20_body">Regarding the first two about teaching others, quoting Truman Madsen (quoting
the Prophet Joseph Smith): Now one of the strongest and wisest statements I
have ever heard on egoism. The question was put to him, “Joseph, is the
principle of self-aggrandizement wrong? Should we seek our own good?” Listen
to his answer. “It is a correct principle and may be indulged upon only one
rule or plan — and that is to elevate, benefit, and bless others first. If
you will elevate others, the very work itself will exalt you. Upon no other
plan can a man justly and permanently aggrandize himself.”
</text:p>
      <text:h text:style-name="Heading_20_1_unnumbered" text:outline-level="1" text:is-list-header="true">
<text:bookmark-start text:name="OrgXref.org527b14d"/>
<text:bookmark text:name="org527b14d"/>Moral/Legal
<text:bookmark-end text:name="OrgXref.org527b14d"/></text:h>
      <text:h text:style-name="Heading_20_2_unnumbered" text:outline-level="2" text:is-list-header="true">
<text:bookmark-start text:name="OrgXref.orgcdef602"/>
<text:bookmark text:name="orgcdef602"/>Honor Code
<text:bookmark-end text:name="OrgXref.orgcdef602"/></text:h>
      <text:list text:style-name="OrgBulletedList" text:continue-numbering="false">
        <text:list-item>
          <text:p text:style-name="Text_20_body"><text:a xlink:type="simple" xlink:href="http://www.byui.edu/catalog/#/policy/HJPtItSal?bc=true&amp;bcCurrent=Academic%2520Honesty&amp;bcGroup=University%2520Standards&amp;bcItemType=policies">Academic Honesty</text:a>
</text:p>
        </text:list-item>
        <text:list-item>
          <text:p text:style-name="Text_20_body"><text:a xlink:type="simple" xlink:href="http://www.byui.edu/catalog/#/policy/SkaRPKHTl?bc=true&amp;bcCurrent=Dress%2520and%2520Grooming%2520Standards&amp;bcGroup=University%2520Standards&amp;bcItemType=policies">Dress and Grooming</text:a>
</text:p>
          <text:p text:style-name="Text_20_body">Quoting from the latter:
</text:p>
        </text:list-item>
      </text:list>
      <text:p text:style-name="Quotations">Men are expected to be clean-shaven; beards are not acceptable.
</text:p>
      <text:p text:style-name="Text_20_body">Regarding the celebrated <text:a xlink:type="simple" xlink:href="https://byuiscroll.org/beard-card-used-abused/">beard card</text:a>:
</text:p>
      <text:list text:style-name="OrgNumberedList" text:continue-numbering="false">
        <text:list-item>
          <text:p text:style-name="Text_20_body">Students who are requesting a first-time shaving exemption will be
required to attend a seminar led by Student Honor Office administrators.
</text:p>
        </text:list-item>
        <text:list-item>
          <text:p text:style-name="Text_20_body">All students who are seeking a shaving exemption, whether it’s a first
time or a renewal exemption for the new semester, will have a one on one
meeting with a Student Honor administrator to discuss the policy,
expectations, and to sign a new commitment to abide by the standard as
close as medically possible (i.e. no lumberjack beards).
</text:p>
        </text:list-item>
        <text:list-item>
          <text:p text:style-name="Text_20_body">Students who are granted a shaving exemption will receive a printed card.
</text:p>
        </text:list-item>
        <text:list-item>
          <text:p text:style-name="Text_20_body">Faculty members will be notified by the Student Honor Office through
email when a student registered in their class receives a shaving
exemption.
</text:p>
        </text:list-item>
        <text:list-item>
          <text:p text:style-name="Text_20_body">All shaving exemptions are granted for no more than one semester and
expire at the end of each semester.
</text:p>
        </text:list-item>
        <text:list-item>
          <text:p text:style-name="Text_20_body">There will be a short grace period during the first week or two of the
semester in order to give time for the Student Honor Office to process
new requests.
</text:p>
        </text:list-item>
        <text:list-item>
          <text:p text:style-name="Text_20_body">After that grace period, if you are not meeting the standard, and we have
a conversation about it, and if it continues to be a problem, I will
refer you to the Student Honor Office, which you must visit with before
returning to class — either clean-shaven or with a card.
</text:p>
        </text:list-item>
      </text:list>
      <text:h text:style-name="Heading_20_2_unnumbered" text:outline-level="2" text:is-list-header="true">
<text:bookmark-start text:name="OrgXref.org6766445"/>
<text:bookmark text:name="org6766445"/>Links to Official Policies and Channels
<text:bookmark-end text:name="OrgXref.org6766445"/></text:h>
      <text:list text:style-name="OrgBulletedList" text:continue-numbering="false">
        <text:list-item>
          <text:p text:style-name="Text_20_body"><text:a xlink:type="simple" xlink:href="http://www.byui.edu/catalog/#/policy/SJ8pMAmZr?bc=true&amp;bcCurrent=Student%2520Grievance&amp;bcGroup=Academic%2520Grievance%2520Policy&amp;bcItemType=policies">Academic Student Grievance</text:a>
</text:p>
        </text:list-item>
        <text:list-item>
          <text:p text:style-name="Text_20_body"><text:a xlink:type="simple" xlink:href="http://www.byui.edu/academic-support-centers">Student Support</text:a>
</text:p>
        </text:list-item>
        <text:list-item>
          <text:p text:style-name="Text_20_body"><text:a xlink:type="simple" xlink:href="http://www.byui.edu/titleix/faculty-resources">Sexual Harassment</text:a>
</text:p>
        </text:list-item>
        <text:list-item>
          <text:p text:style-name="Text_20_body"><text:a xlink:type="simple" xlink:href="http://www.byui.edu/disability-services/syllabus-statement">Students with Disabilities</text:a>
</text:p>
        </text:list-item>
      </text:list>
      <text:h text:style-name="Heading_20_1_unnumbered" text:outline-level="1" text:is-list-header="true">
<text:bookmark-start text:name="OrgXref.org1744912"/>
<text:bookmark text:name="org1744912"/>Readings
<text:bookmark-end text:name="OrgXref.org1744912"/></text:h>
      <text:p text:style-name="Text_20_body">These readings are to be completed <text:span text:style-name="Bold">prior to</text:span> each listed week’s Tuesday class.
The listed Exercises/Problems/Puzzles (EPPs) for each week are to be completed
<text:span text:style-name="Bold">prior to</text:span> midnight each Saturday. You are encouraged to have all the exercises
completed before class on Thursdays. (More details about these EPPs will be
available in each week’s course files. Again, the Puzzles are optional, as are
some of the Problems.)
</text:p>
      <text:section text:style-name="OrgIndentedSection-Level-0" text:name="Section1">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Week</text:p>
              </table:table-cell>
              <table:table-cell table:style-name="OrgTblCellTB">
                <text:p text:style-name="OrgTableHeadingLeft">Reading</text:p>
              </table:table-cell>
              <table:table-cell table:style-name="OrgTblCellTB">
                <text:p text:style-name="OrgTableHeadingLeft">Exercises/Problems/Puzzles (EPPs)</text:p>
              </table:table-cell>
            </table:table-row>
          </table:table-header-rows>
          <table:table-rows>
            <table:table-row>
              <table:table-cell table:style-name="OrgTblCellT">
                <text:p text:style-name="OrgTableContentsRight">01</text:p>
              </table:table-cell>
              <table:table-cell table:style-name="OrgTblCellT">
                <text:p text:style-name="OrgTableContentsLeft">&lt;ABC</text:p>
              </table:table-cell>
              <table:table-cell table:style-name="OrgTblCellT">
                <text:p text:style-name="OrgTableContentsLeft">CRC DGZ CHJ DOK CJF DZB</text:p>
              </table:table-cell>
            </table:table-row>
            <table:table-row>
              <table:table-cell table:style-name="OrgTblCell">
                <text:p text:style-name="OrgTableContentsRight">02</text:p>
              </table:table-cell>
              <table:table-cell table:style-name="OrgTblCell">
                <text:p text:style-name="OrgTableContentsLeft">ABC</text:p>
              </table:table-cell>
              <table:table-cell table:style-name="OrgTblCell">
                <text:p text:style-name="OrgTableContentsLeft">OQP USV UCA ODS UGX OGR UWM OPZ UOX OTX</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UOT OIM UIN OJL UCG OIO UIJ OQT UTQ OYU</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UOH OZD UZM OOY UFZ OKJ UVH OJM ULQ OTD</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UJU OLH UWY OBW USL OYP UBV OKQ UKF OKL</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UEZ OYW UEF OUB UQY</text:p>
              </table:table-cell>
            </table:table-row>
            <table:table-row>
              <table:table-cell table:style-name="OrgTblCell">
                <text:p text:style-name="OrgTableContentsRight">03</text:p>
              </table:table-cell>
              <table:table-cell table:style-name="OrgTblCell">
                <text:p text:style-name="OrgTableContentsLeft">DEF</text:p>
              </table:table-cell>
              <table:table-cell table:style-name="OrgTblCell">
                <text:p text:style-name="OrgTableContentsLeft">TDR WDT TEH WFC TEJ WFK TER WGP TEU WJS</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GE WKC THP WKM TIW WNW TKG WOV TME WQW</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MZ WRA TNL WRD TNQ WRP TOJ WRU TOL WZO</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OU TLI WPI TTV WUZ TUK WVQ TUQ WVU TUW</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TVL WWS TXG TKH WUE</text:p>
              </table:table-cell>
            </table:table-row>
            <table:table-row>
              <table:table-cell table:style-name="OrgTblCell">
                <text:p text:style-name="OrgTableContentsRight">04</text:p>
              </table:table-cell>
              <table:table-cell table:style-name="OrgTblCell">
                <text:p text:style-name="OrgTableContentsLeft">GHI</text:p>
              </table:table-cell>
              <table:table-cell table:style-name="OrgTblCell">
                <text:p text:style-name="OrgTableContentsLeft">EBQ MGX ECI MHB ECT MKJ EFE MKL EFS MLB</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EJE MLU EJK MMC EJU MNE EKQ MON</text:p>
              </table:table-cell>
            </table:table-row>
            <table:table-row>
              <table:table-cell table:style-name="OrgTblCell">
                <text:p text:style-name="OrgTableContentsRight">05</text:p>
              </table:table-cell>
              <table:table-cell table:style-name="OrgTblCell">
                <text:p text:style-name="OrgTableContentsLeft">JKL</text:p>
              </table:table-cell>
              <table:table-cell table:style-name="OrgTblCell">
                <text:p text:style-name="OrgTableContentsLeft">QAM REX QCV RFC QCZ RFF QDM RGL QEB RGM</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QFK RHB QGK RVB QGT RJV QIQ RLH QKA RNC</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QKT RNM QOS ROP QRQ ROX</text:p>
              </table:table-cell>
            </table:table-row>
            <table:table-row>
              <table:table-cell table:style-name="OrgTblCell">
                <text:p text:style-name="OrgTableContentsRight">06</text:p>
              </table:table-cell>
              <table:table-cell table:style-name="OrgTblCell">
                <text:p text:style-name="OrgTableContentsLeft">MNO</text:p>
              </table:table-cell>
              <table:table-cell table:style-name="OrgTblCell">
                <text:p text:style-name="OrgTableContentsLeft">FAB ISM FBH ITT FDK IVO FDZ IWC FJH IWK</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FJY IXT FMD IYJ FOJ IZL FOY VAO FQI VAR</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FQL VAY FQW VCR FRM VEM FUA VFJ FVF VGU</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FVH VGX FXI VIB FYR VIW</text:p>
              </table:table-cell>
            </table:table-row>
            <table:table-row>
              <table:table-cell table:style-name="OrgTblCell">
                <text:p text:style-name="OrgTableContentsRight">07</text:p>
              </table:table-cell>
              <table:table-cell table:style-name="OrgTblCell">
                <text:p text:style-name="OrgTableContentsLeft">PQR</text:p>
              </table:table-cell>
              <table:table-cell table:style-name="OrgTblCell">
                <text:p text:style-name="OrgTableContentsLeft">GMQ JPZ GMY JQA GRZ JYA GXF XAJ GYI XFO</text:p>
              </table:table-cell>
            </table:table-row>
            <table:table-row>
              <table:table-cell table:style-name="OrgTblCell">
                <text:p text:style-name="OrgTableContentsRight">08</text:p>
              </table:table-cell>
              <table:table-cell table:style-name="OrgTblCell">
                <text:p text:style-name="OrgTableContentsLeft"/>
              </table:table-cell>
              <table:table-cell table:style-name="OrgTblCell">
                <text:p text:style-name="OrgTableContentsLeft">GYN XGG</text:p>
              </table:table-cell>
            </table:table-row>
            <table:table-row>
              <table:table-cell table:style-name="OrgTblCell">
                <text:p text:style-name="OrgTableContentsRight">09</text:p>
              </table:table-cell>
              <table:table-cell table:style-name="OrgTblCell">
                <text:p text:style-name="OrgTableContentsLeft">STU</text:p>
              </table:table-cell>
              <table:table-cell table:style-name="OrgTblCell">
                <text:p text:style-name="OrgTableContentsLeft">LDA SQI LJP SUF LNR YGT LDO YCF LUM YZU</text:p>
              </table:table-cell>
            </table:table-row>
            <table:table-row>
              <table:table-cell table:style-name="OrgTblCell">
                <text:p text:style-name="OrgTableContentsRight">10</text:p>
              </table:table-cell>
              <table:table-cell table:style-name="OrgTblCell">
                <text:p text:style-name="OrgTableContentsLeft"/>
              </table:table-cell>
              <table:table-cell table:style-name="OrgTblCell">
                <text:p text:style-name="OrgTableContentsLeft">LTI YDQ LND YTR LGO YIV</text:p>
              </table:table-cell>
            </table:table-row>
            <table:table-row>
              <table:table-cell table:style-name="OrgTblCell">
                <text:p text:style-name="OrgTableContentsRight">11</text:p>
              </table:table-cell>
              <table:table-cell table:style-name="OrgTblCell">
                <text:p text:style-name="OrgTableContentsLeft">VWX</text:p>
              </table:table-cell>
              <table:table-cell table:style-name="OrgTblCell">
                <text:p text:style-name="OrgTableContentsLeft">HST KDB HTC KPS ABR KWD HRR KEO HMO HIJ</text:p>
              </table:table-cell>
            </table:table-row>
            <table:table-row>
              <table:table-cell table:style-name="OrgTblCell">
                <text:p text:style-name="OrgTableContentsRight">12</text:p>
              </table:table-cell>
              <table:table-cell table:style-name="OrgTblCell">
                <text:p text:style-name="OrgTableContentsLeft"/>
              </table:table-cell>
              <table:table-cell table:style-name="OrgTblCell">
                <text:p text:style-name="OrgTableContentsLeft">KLE HAB KOV HBT AGA KNF HJS HAX KHQ HK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KBB HRL AGD HSG KHO ANA HLX KSI HTR KSQ</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HBE KSC</text:p>
              </table:table-cell>
            </table:table-row>
            <table:table-row>
              <table:table-cell table:style-name="OrgTblCell">
                <text:p text:style-name="OrgTableContentsRight">13</text:p>
              </table:table-cell>
              <table:table-cell table:style-name="OrgTblCell">
                <text:p text:style-name="OrgTableContentsLeft">YZ@</text:p>
              </table:table-cell>
              <table:table-cell table:style-name="OrgTblCell">
                <text:p text:style-name="OrgTableContentsLeft">BAO NCO PDQ NTC PTW NTM PMV NES BRZ BRE</text:p>
              </table:table-cell>
            </table:table-row>
            <table:table-row>
              <table:table-cell table:style-name="OrgTblCell">
                <text:p text:style-name="OrgTableContentsRight"/>
              </table:table-cell>
              <table:table-cell table:style-name="OrgTblCell">
                <text:p text:style-name="OrgTableContentsLeft"/>
              </table:table-cell>
              <table:table-cell table:style-name="OrgTblCell">
                <text:p text:style-name="OrgTableContentsLeft">NGP BRQ PIQ PRK NIO PFA BGT NGI NLR BSP</text:p>
              </table:table-cell>
            </table:table-row>
            <table:table-row>
              <table:table-cell table:style-name="OrgTblCellB">
                <text:p text:style-name="OrgTableContentsRight"/>
              </table:table-cell>
              <table:table-cell table:style-name="OrgTblCellB">
                <text:p text:style-name="OrgTableContentsLeft"/>
              </table:table-cell>
              <table:table-cell table:style-name="OrgTblCellB">
                <text:p text:style-name="OrgTableContentsLeft">NBO PBI BJO NKY BMI</text:p>
              </table:table-cell>
            </table:table-row>
          </table:table-rows>
        </table:table>
      </text:section>
      <text:p text:style-name="Text_20_body">
</text:p>
      <text:h text:style-name="Heading_20_1_unnumbered" text:outline-level="1" text:is-list-header="true">
<text:bookmark-start text:name="OrgXref.org66759a5"/>
<text:bookmark text:name="org66759a5"/>Portfolio
<text:bookmark-end text:name="OrgXref.org66759a5"/></text:h>
      <text:p text:style-name="Text_20_body">Your portfolio consists of your Course Tracker together with Grade Claims and
Evidences.
</text:p>
      <text:h text:style-name="Heading_20_2_unnumbered" text:outline-level="2" text:is-list-header="true">
<text:bookmark-start text:name="OrgXref.org17c55af"/>
<text:bookmark text:name="org17c55af"/>Course Tracker Acronyms and Their Meanings
<text:bookmark-end text:name="OrgXref.org17c55af"/></text:h>
      <text:list text:style-name="OrgBulletedList" text:continue-numbering="false">
        <text:list-item>
          <text:p text:style-name="Text_20_body">CRU - I Completed the Reading and achieved a level of Understanding
<text:span text:style-name="Bold">before</text:span> the start of Tuesday’s class and recorded questions about the
items I didn’t understand.
</text:p>
        </text:list-item>
        <text:list-item>
          <text:p text:style-name="Text_20_body">PFP - I was present for and attentive to the presentation for this week.
</text:p>
        </text:list-item>
        <text:list-item>
          <text:p text:style-name="Text_20_body">CDL - I fully participated in the Class Directed Learning for this day.
</text:p>
        </text:list-item>
        <text:list-item>
          <text:p text:style-name="Text_20_body">PRA - I was Present for and fully engaged with the Readiness Assessment for
this week.
</text:p>
        </text:list-item>
        <text:list-item>
          <text:p text:style-name="Text_20_body">EWQ - Engaging With Questions — your <text:a xlink:type="simple" xlink:href="https://rickneff.github.io/kritik-introduction.html">Kritik Score</text:a> for this week.
</text:p>
        </text:list-item>
        <text:list-item>
          <text:p text:style-name="Text_20_body">PPL - I, individually, correctly completed this Percentage of the Problems
and exercises proving this Level of understanding before Saturday at
Midnight.
</text:p>
        </text:list-item>
        <text:list-item>
          <text:p text:style-name="Text_20_body">PCE - I, individually or with my group, completed this Percentage of the
Problems and exercises Correctly Eventually (but before the next
grade-claim meeting).
</text:p>
        </text:list-item>
        <text:list-item>
          <text:p text:style-name="Text_20_body">ABC - Above/Beyond Climbing journal, a check means you performed at an A-level
and <text:a xlink:type="simple" xlink:href="https://rickneff.github.io/abc-journal-guidelines.html">recorded your evidences</text:a> of A-grade behaviors, otherwise no check.
</text:p>
        </text:list-item>
      </text:list>
      <text:h text:style-name="Heading_20_2_unnumbered" text:outline-level="2" text:is-list-header="true">
<text:bookmark-start text:name="OrgXref.orgb6c6524"/>
<text:bookmark text:name="orgb6c6524"/>Course Tracker Table
<text:bookmark-end text:name="OrgXref.orgb6c6524"/></text:h>
      <text:p text:style-name="Text_20_body">You are required to track your progress in the course using the table below.
Currently, you see <text:span text:style-name="Bold">full credit</text:span> for week 1’s work. (✓ means yes. Blank means
no.) Update the table for week 1 and all subsequent weeks each class day and
week during the semester.
</text:p>
      <text:p text:style-name="Text_20_body">
</text:p>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Week</text:p>
              </table:table-cell>
              <table:table-cell table:style-name="OrgTblCellTBL">
                <text:p text:style-name="OrgTableHeadingLeft">CRU</text:p>
              </table:table-cell>
              <table:table-cell table:style-name="OrgTblCellTBL">
                <text:p text:style-name="OrgTableHeadingLeft">PFP</text:p>
              </table:table-cell>
              <table:table-cell table:style-name="OrgTblCellTBL">
                <text:p text:style-name="OrgTableHeadingLeft">CDL</text:p>
              </table:table-cell>
              <table:table-cell table:style-name="OrgTblCellTBL">
                <text:p text:style-name="OrgTableHeadingLeft">PRA</text:p>
              </table:table-cell>
              <table:table-cell table:style-name="OrgTblCellTBL">
                <text:p text:style-name="OrgTableHeadingRight">EWQ</text:p>
              </table:table-cell>
              <table:table-cell table:style-name="OrgTblCellTBL">
                <text:p text:style-name="OrgTableHeadingRight">PPL</text:p>
              </table:table-cell>
              <table:table-cell table:style-name="OrgTblCellTBL">
                <text:p text:style-name="OrgTableHeadingRight">PCE</text:p>
              </table:table-cell>
              <table:table-cell table:style-name="OrgTblCellTBL">
                <text:p text:style-name="OrgTableHeadingLeft">ABC</text:p>
              </table:table-cell>
            </table:table-row>
          </table:table-header-rows>
          <table:table-rows>
            <table:table-row>
              <table:table-cell table:style-name="OrgTblCellTB">
                <text:p text:style-name="OrgTableContentsRight">1</text:p>
              </table:table-cell>
              <table:table-cell table:style-name="OrgTblCellTBL">
                <text:p text:style-name="OrgTableContentsLeft">✓</text:p>
              </table:table-cell>
              <table:table-cell table:style-name="OrgTblCellTBL">
                <text:p text:style-name="OrgTableContentsLeft">✓</text:p>
              </table:table-cell>
              <table:table-cell table:style-name="OrgTblCellTBL">
                <text:p text:style-name="OrgTableContentsLeft">✓</text:p>
              </table:table-cell>
              <table:table-cell table:style-name="OrgTblCellTBL">
                <text:p text:style-name="OrgTableContentsLeft">✓</text:p>
              </table:table-cell>
              <table:table-cell table:style-name="OrgTblCellTBL">
                <text:p text:style-name="OrgTableContentsRight">2000</text:p>
              </table:table-cell>
              <table:table-cell table:style-name="OrgTblCellTBL">
                <text:p text:style-name="OrgTableContentsRight">90%</text:p>
              </table:table-cell>
              <table:table-cell table:style-name="OrgTblCellTBL">
                <text:p text:style-name="OrgTableContentsRight">100%</text:p>
              </table:table-cell>
              <table:table-cell table:style-name="OrgTblCellTBL">
                <text:p text:style-name="OrgTableContentsLeft">✓</text:p>
              </table:table-cell>
            </table:table-row>
          </table:table-rows>
          <table:table-rows>
            <table:table-row>
              <table:table-cell table:style-name="OrgTblCellTB">
                <text:p text:style-name="OrgTableContentsRight">2</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3</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4</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5</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6</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7</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8</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9</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10</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11</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12</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rows>
            <table:table-row>
              <table:table-cell table:style-name="OrgTblCellTB">
                <text:p text:style-name="OrgTableContentsRight">13</text:p>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Lef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Right"/>
              </table:table-cell>
              <table:table-cell table:style-name="OrgTblCellTBL">
                <text:p text:style-name="OrgTableContentsLeft"/>
              </table:table-cell>
            </table:table-row>
          </table:table-rows>
        </table:table>
      </text:section>
      <text:p text:style-name="Text_20_body">During weeks five, nine, and fourteen, you will make your claims by bringing
to my office with you a printed copy of a <text:a xlink:type="simple" xlink:href="https://rickneff.github.io/grade-claim-meeting-readiness-certification.html">readiness certification document</text:a>, on
which you will have already signed your name to an assertion similar to the
one below, and filled in your grade claim:
</text:p>
      <text:section text:style-name="OrgIndentedSection-Level-0" text:name="Section3">
        <table:table table:style-name="OrgTable">
          <table:table-column table:style-name="OrgTableColumn"/>
          <table:table-column table:style-name="OrgTableColumn"/>
          <table:table-column table:style-name="OrgTableColumn"/>
          <table:table-header-rows>
            <table:table-row>
              <table:table-cell table:style-name="OrgTblCellT">
                <text:p text:style-name="OrgTableHeadingLeft">The course tracker table in my syllabus-portfolio.txt file</text:p>
              </table:table-cell>
              <table:table-cell table:style-name="OrgTblCellTL">
                <text:p text:style-name="OrgTableHeadingLeft">Grade</text:p>
              </table:table-cell>
              <table:table-cell table:style-name="OrgTblCellTL">
                <text:p text:style-name="OrgTableHeadingLeft">Instructor</text:p>
              </table:table-cell>
            </table:table-row>
            <table:table-row>
              <table:table-cell table:style-name="OrgTblCellB">
                <text:p text:style-name="OrgTableHeadingLeft">is an honest and true record of my work in this course so far.</text:p>
              </table:table-cell>
              <table:table-cell table:style-name="OrgTblCellBL">
                <text:p text:style-name="OrgTableHeadingLeft">Claim</text:p>
              </table:table-cell>
              <table:table-cell table:style-name="OrgTblCellBL">
                <text:p text:style-name="OrgTableHeadingLeft">Grade</text:p>
              </table:table-cell>
            </table:table-row>
          </table:table-header-rows>
          <table:table-rows>
            <table:table-row>
              <table:table-cell table:style-name="OrgTblCellT">
                <text:p text:style-name="OrgTableContentsLeft">Signed:</text:p>
              </table:table-cell>
              <table:table-cell table:style-name="OrgTblCellTL">
                <text:p text:style-name="OrgTableContentsLeft"/>
              </table:table-cell>
              <table:table-cell table:style-name="OrgTblCellTL">
                <text:p text:style-name="OrgTableContentsLeft"/>
              </table:table-cell>
            </table:table-row>
            <table:table-row>
              <table:table-cell table:style-name="OrgTblCellB">
                <text:p text:style-name="OrgTableContentsLeft"/>
              </table:table-cell>
              <table:table-cell table:style-name="OrgTblCellBL">
                <text:p text:style-name="OrgTableContentsLeft"/>
              </table:table-cell>
              <table:table-cell table:style-name="OrgTblCellBL">
                <text:p text:style-name="OrgTableContentsLeft"/>
              </table:table-cell>
            </table:table-row>
          </table:table-rows>
        </table:table>
      </text:section>
      <text:p text:style-name="Text_20_body">

</text:p>
      <text:h text:style-name="Heading_20_1_unnumbered" text:outline-level="1" text:is-list-header="true">
<text:bookmark-start text:name="OrgXref.orgaef47de"/>
<text:bookmark text:name="orgaef47de"/>Evidences
<text:bookmark-end text:name="OrgXref.orgaef47de"/></text:h>
      <text:p text:style-name="Text_20_body">Fill in your evidences here each week to build your portfolio. The number of
pieces of evidence are determined by you. However, the more you have the
better off you will be.
</text:p>
      <text:h text:style-name="Heading_20_2_unnumbered" text:outline-level="2" text:is-list-header="true">
<text:bookmark-start text:name="OrgXref.orgcc33d24"/>
<text:bookmark text:name="orgcc33d24"/>Week 1
<text:bookmark-end text:name="OrgXref.orgcc33d24"/></text:h>
      <text:h text:style-name="Heading_20_3_unnumbered" text:outline-level="3" text:is-list-header="true">
<text:bookmark-start text:name="OrgXref.orge648196"/>
<text:bookmark text:name="orge648196"/>Exercises
<text:bookmark-end text:name="OrgXref.orge648196"/></text:h>
      <text:h text:style-name="Heading_20_4_unnumbered" text:outline-level="4" text:is-list-header="true">
<text:bookmark-start text:name="OrgXref.org827b97d"/>
<text:bookmark text:name="org827b97d"/><text:span text:style-name="OrgDone">DONE</text:span> CRC
<text:bookmark-end text:name="OrgXref.org827b97d"/></text:h>
      <text:p text:style-name="Text_20_body">This is the first of many exercises/problems/puzzles to come, always displayed
in this type of yellow-background box.
</text:p>
      <text:p text:style-name="Text_20_body">Propose a connection between discrete mathematics and the image below.
(This is a “free association” exercise — there is no “right” answer.)
</text:p>
      <text:p text:style-name="Text_20_body"><text:a xlink:type="simple" xlink:href="https://rickneff.github.io/img/desert.jpg">https://rickneff.github.io/img/desert.jpg</text:a>
</text:p>
      <text:p text:style-name="Text_20_body">Discrete math is discrete, meaning it is numbered. The sand is also discrete because it can be counted.
</text:p>
      <text:h text:style-name="Heading_20_4_unnumbered" text:outline-level="4" text:is-list-header="true">
<text:bookmark-start text:name="OrgXref.org459917c"/>
<text:bookmark text:name="org459917c"/><text:span text:style-name="OrgDone">DONE</text:span> DGZ
<text:bookmark-end text:name="OrgXref.org459917c"/></text:h>
      <text:p text:style-name="Text_20_body">The operation called <text:span text:style-name="Emphasis">dehydration</text:span> takes a word and deletes all letters in it
from H to O. What is the original (rehydrated) text of this dehydrated
sequence of words?
</text:p>
      <text:p text:style-name="Text_20_body">TE TE AS CE TE WARUS SAD T TA OF AY TGS F SES AD SPS AD SEAG WAX F CABBAGES
AD GS AD WY TE SEA S BG T AD WETER PGS AVE WGS
</text:p>
      <text:p text:style-name="Text_20_body">  "The time has come," the Walrus said,
   "To talk of many things:
Of shoes—and ships—and sealing-wax—
   Of cabbages—and kings—
And why the sea is boiling hot—
   And whether pigs have wings."
</text:p>
      <text:h text:style-name="Heading_20_3_unnumbered" text:outline-level="3" text:is-list-header="true">
<text:bookmark-start text:name="OrgXref.orgd77ea73"/>
<text:bookmark text:name="orgd77ea73"/>Problems
<text:bookmark-end text:name="OrgXref.orgd77ea73"/></text:h>
      <text:h text:style-name="Heading_20_4_unnumbered" text:outline-level="4" text:is-list-header="true">
<text:bookmark-start text:name="OrgXref.org6d510b2"/>
<text:bookmark text:name="org6d510b2"/><text:span text:style-name="OrgDone">DONE</text:span> CHJ
<text:bookmark-end text:name="OrgXref.org6d510b2"/></text:h>
      <text:p text:style-name="Text_20_body">Let <text:span text:style-name="OrgCode">$n / 0$</text:span> be infinity, for any positive integer <text:span text:style-name="Emphasis">n</text:span>.
</text:p>
      <text:p text:style-name="Text_20_body">What English word has the largest <text:span text:style-name="Emphasis">finite</text:span> consonant-vowel-ratio (CVR)? For
example, the CVRs of the words (including the TLA) in the previous sentence
are 3:1, 5:2, 3:1, 2:1, 2:1, 5:2, 1:1, 2:1, 3:2, 2:3, and infinity (3:0).
</text:p>
      <text:p text:style-name="Text_20_body">strengths.
</text:p>
      <text:h text:style-name="Heading_20_4_unnumbered" text:outline-level="4" text:is-list-header="true">
<text:bookmark-start text:name="OrgXref.org0256ef3"/>
<text:bookmark text:name="org0256ef3"/><text:span text:style-name="OrgDone">DONE</text:span> DZB
<text:bookmark-end text:name="OrgXref.org0256ef3"/></text:h>
      <text:p text:style-name="Text_20_body">In the figure below, the innermost circle has radius 1. It is circumscribed by
an equilateral triangle, which is circumscribed by a circle, which is
circumscribed by a square, which is circumscribed by yet another circle, and
so forth.
</text:p>
      <text:p text:style-name="Text_20_body">What is the radius of the outermost circle?
</text:p>
      <text:p text:style-name="Text_20_body"><text:a xlink:type="simple" xlink:href="https://rickneff.github.io/img/circumscribed-polygons-and-circles.png">https://rickneff.github.io/img/circumscribed-polygons-and-circles.png</text:a>
</text:p>
      <text:p text:style-name="Text_20_body">
</text:p>
      <text:p text:style-name="Text_20_body">let a = 1
let n = 3
</text:p>
      <text:p text:style-name="Text_20_body">for (let i = 0; i &lt; 5000000; i++) {
    a = getRadius(a, n++)
}
</text:p>
      <text:p text:style-name="Text_20_body">console.log(a)
</text:p>
      <text:p text:style-name="Text_20_body">function getRadius(a, n) {
    return a / Math.cos((180 / n))
}
</text:p>
      <text:p text:style-name="Text_20_body">(el)
</text:p>
      <text:p text:style-name="OrgSrcBlock"><text:span text:style-name="OrgSrcFontLockCommentDelimiterFace">;<text:s/><text:s/></text:span><text:span text:style-name="OrgSrcFontLockCommentFace">(list</text:span></text:p>
      <text:p text:style-name="OrgSrcBlock"><text:s/><text:s/><text:s/><text:s/><text:span text:style-name="OrgSrcRainbowDelimitersDepth1Face">(</text:span><text:span text:style-name="OrgSrcFontLockKeywordFace">setq</text:span><text:s/>a<text:s/><text:span text:style-name="OrgSrcHighlightNumbersNumber">1</text:span><text:s/>n<text:s/><text:span text:style-name="OrgSrcHighlightNumbersNumber">3</text:span><text:span text:style-name="OrgSrcRainbowDelimitersDepth1Face">)</text:span></text:p>
      <text:p text:style-name="OrgSrcBlock"/>
      <text:p text:style-name="OrgSrcBlock"><text:s/><text:s/><text:s/><text:s/><text:span text:style-name="OrgSrcRainbowDelimitersDepth1Face">(</text:span><text:span text:style-name="OrgSrcFontLockKeywordFace">defun</text:span><text:s/><text:span text:style-name="OrgSrcFontLockFunctionNameFace">get-radius</text:span><text:span text:style-name="OrgSrcRainbowDelimitersDepth2Face">(</text:span>a<text:s/>n<text:span text:style-name="OrgSrcRainbowDelimitersDepth2Face">)</text:span></text:p>
      <text:p text:style-name="OrgSrcBlock"><text:s/><text:s/><text:s/><text:s/><text:s/><text:s/><text:s/><text:span text:style-name="OrgSrcRainbowDelimitersDepth2Face">(</text:span><text:span text:style-name="OrgSrcFontLockKeywordFace">let*</text:span><text:s/><text:span text:style-name="OrgSrcRainbowDelimitersDepth3Face">(</text:span><text:span text:style-name="OrgSrcRainbowDelimitersDepth4Face">(</text:span>devider<text:s/><text:span text:style-name="OrgSrcRainbowDelimitersDepth5Face">(</text:span>*<text:s/><text:span text:style-name="OrgSrcRainbowDelimitersDepth6Face">(</text:span>/<text:s/><text:span text:style-name="OrgSrcHighlightNumbersNumber">180</text:span><text:s/>n<text:span text:style-name="OrgSrcRainbowDelimitersDepth6Face">)</text:span><text:s/><text:span text:style-name="OrgSrcRainbowDelimitersDepth6Face">(</text:span>/<text:s/>PI<text:s/><text:span text:style-name="OrgSrcHighlightNumbersNumber">180</text:span><text:span text:style-name="OrgSrcRainbowDelimitersDepth6Face">)</text:span><text:span text:style-name="OrgSrcRainbowDelimitersDepth5Face">)</text:span></text:p>
      <text:p text:style-name="OrgSrcBlock"><text:s/><text:s/><text:s/><text:s/><text:s/><text:s/><text:s/><text:s/><text:s/><text:s/><text:s/><text:s/><text:s/><text:s/><text:span text:style-name="OrgSrcRainbowDelimitersDepth5Face">(</text:span>cos-val<text:s/><text:span text:style-name="OrgSrcRainbowDelimitersDepth6Face">(</text:span>cos<text:s/>devider<text:span text:style-name="OrgSrcRainbowDelimitersDepth6Face">)</text:span><text:span text:style-name="OrgSrcRainbowDelimitersDepth5Face">)</text:span><text:span text:style-name="OrgSrcRainbowDelimitersDepth4Face">)</text:span></text:p>
      <text:p text:style-name="OrgSrcBlock"><text:s/><text:s/><text:s/><text:s/><text:s/><text:s/><text:s/><text:s/><text:s/><text:span text:style-name="OrgSrcRainbowDelimitersDepth4Face">(</text:span>/<text:s/>a<text:s/>cos-val<text:span text:style-name="OrgSrcRainbowDelimitersDepth4Face">)</text:span></text:p>
      <text:p text:style-name="OrgSrcBlock"><text:s/><text:s/><text:s/><text:s/><text:s/><text:s/><text:s/><text:span text:style-name="OrgSrcRainbowDelimitersDepth3Face">)</text:span></text:p>
      <text:p text:style-name="OrgSrcBlock"><text:s/><text:s/><text:s/><text:s/><text:span text:style-name="OrgSrcRainbowDelimitersDepth2Face">)</text:span></text:p>
      <text:p text:style-name="OrgSrcBlock"/>
      <text:p text:style-name="OrgSrcBlock"><text:s/><text:s/><text:s/><text:s/><text:span text:style-name="OrgSrcRainbowDelimitersDepth2Face">(</text:span><text:span text:style-name="OrgSrcFontLockKeywordFace">loop</text:span><text:s/>for<text:s/>i<text:s/>from<text:s/><text:span text:style-name="OrgSrcHighlightNumbersNumber">0</text:span><text:s/>to<text:s/><text:span text:style-name="OrgSrcHighlightNumbersNumber">500000</text:span></text:p>
      <text:p text:style-name="OrgSrcBlock"><text:s/><text:s/><text:s/><text:s/><text:s/><text:s/><text:s/><text:s/><text:s/><text:s/>do<text:s/><text:span text:style-name="OrgSrcRainbowDelimitersDepth3Face">(</text:span><text:span text:style-name="OrgSrcFontLockKeywordFace">setq</text:span><text:s/>a<text:s/><text:span text:style-name="OrgSrcRainbowDelimitersDepth4Face">(</text:span>get-radius<text:s/>a<text:s/>n<text:span text:style-name="OrgSrcRainbowDelimitersDepth4Face">)</text:span><text:span text:style-name="OrgSrcRainbowDelimitersDepth3Face">)</text:span></text:p>
      <text:p text:style-name="OrgSrcBlock"><text:s/><text:s/><text:s/><text:s/><text:s/><text:s/><text:s/><text:s/><text:s/><text:s/>finally<text:s/>return<text:s/>a<text:span text:style-name="OrgSrcRainbowDelimitersDepth2Face">)</text:span></text:p>
      <text:p text:style-name="OrgSrcBlock"/>
      <text:p text:style-name="OrgSrcBlock"/>
      <text:p text:style-name="OrgSrcBlock"><text:span text:style-name="OrgSrcFontLockCommentDelimiterFace">;<text:s/><text:s/><text:s/><text:s/></text:span><text:span text:style-name="OrgSrcFontLockCommentFace">(let<text:s/>((name<text:s/>alex)</text:span></text:p>
      <text:p text:style-name="OrgSrcBlock"><text:span text:style-name="OrgSrcFontLockCommentDelimiterFace">;<text:s/><text:s/><text:s/><text:s/><text:s/><text:s/><text:s/><text:s/><text:s/><text:s/></text:span><text:span text:style-name="OrgSrcFontLockCommentFace">(email<text:s/>hello)))</text:span></text:p>
      <text:p text:style-name="OrgSrcBlock"><text:span text:style-name="OrgSrcFontLockCommentDelimiterFace">;</text:span></text:p>
      <text:p text:style-name="OrgSrcBlock"><text:span text:style-name="OrgSrcFontLockCommentDelimiterFace">;<text:s/><text:s/><text:s/><text:s/></text:span><text:span text:style-name="OrgSrcFontLockCommentFace">'(test<text:s/>bla-bla)</text:span></text:p>
      <text:p text:style-name="OrgSrcBlock"><text:span text:style-name="OrgSrcFontLockCommentDelimiterFace">;<text:s/><text:s/><text:s/><text:s/></text:span><text:span text:style-name="OrgSrcFontLockCommentFace">(if<text:s/>(=<text:s/>test<text:s/>66)<text:s/>"hello"<text:s/>"baaaaa")</text:span></text:p>
      <text:p text:style-name="OrgSrcBlock"><text:span text:style-name="OrgSrcFontLockCommentDelimiterFace">;</text:span></text:p>
      <text:p text:style-name="OrgSrcBlock"><text:span text:style-name="OrgSrcFontLockCommentDelimiterFace">;<text:s/><text:s/><text:s/><text:s/></text:span><text:span text:style-name="OrgSrcFontLockCommentFace">(loop<text:s/>for<text:s/>10<text:s/>to<text:s/>100</text:span></text:p>
      <text:p text:style-name="OrgSrcBlock"><text:span text:style-name="OrgSrcFontLockCommentDelimiterFace">;<text:s/><text:s/><text:s/><text:s/><text:s/><text:s/><text:s/></text:span><text:span text:style-name="OrgSrcFontLockCommentFace">do</text:span></text:p>
      <text:p text:style-name="OrgSrcBlock"><text:span text:style-name="OrgSrcFontLockCommentDelimiterFace">;<text:s/><text:s/></text:span><text:span text:style-name="OrgSrcFontLockCommentFace">)</text:span></text:p>
      <text:p text:style-name="OrgSrcBlockLastLine"><text:span text:style-name="OrgSrcFontLockCommentDelimiterFace">;</text:span><text:span text:style-name="OrgSrcFontLockCommentFace">)</text:span></text:p>
      <text:p text:style-name="OrgSrcBlockLastLine"/>
      <text:h text:style-name="Heading_20_3_unnumbered" text:outline-level="3" text:is-list-header="true">
<text:bookmark-start text:name="OrgXref.org316650f"/>
<text:bookmark text:name="org316650f"/>Puzzles
<text:bookmark-end text:name="OrgXref.org316650f"/></text:h>
      <text:h text:style-name="Heading_20_4_unnumbered" text:outline-level="4" text:is-list-header="true">
<text:bookmark-start text:name="OrgXref.org1a3d4a9"/>
<text:bookmark text:name="org1a3d4a9"/><text:span text:style-name="OrgDone">DONE</text:span> DOK
<text:bookmark-end text:name="OrgXref.org1a3d4a9"/></text:h>
      <text:p text:style-name="Text_20_body">Pick a number (a positive integer). Form the product of that number, one more
than that number, and one more than twice that number. Repeat for several
different numbers. There is a pattern to these products. What is it?
</text:p>
      <text:list text:style-name="OrgBulletedList" text:continue-numbering="false">
        <text:list-item>
          <text:p text:style-name="Text_20_body">
<text:bookmark-start text:name="OrgXref.org8efffe1"/>
<text:bookmark text:name="org8efffe1"/>Rephrase
<text:bookmark-end text:name="OrgXref.org8efffe1"/></text:p>
          <text:p text:style-name="Text_20_body">What is the pattern?
</text:p>
        </text:list-item>
        <text:list-item>
          <text:p text:style-name="Text_20_body">
<text:bookmark-start text:name="OrgXref.org20bffe0"/>
<text:bookmark text:name="org20bffe0"/>Approach
<text:bookmark-end text:name="OrgXref.org20bffe0"/></text:p>
          <text:p text:style-name="Text_20_body">Write down 10 numbers and brainstorm different patterns
</text:p>
        </text:list-item>
        <text:list-item>
          <text:p text:style-name="Text_20_body">
<text:bookmark-start text:name="OrgXref.org44da3fb"/>
<text:bookmark text:name="org44da3fb"/>Solution
<text:bookmark-end text:name="OrgXref.org44da3fb"/></text:p>
          <text:p text:style-name="Text_20_body">The most obvious solution is that all numbers are odd, but I found a facinating pattern
The next number is the difference of the previous 2 number plus 4.
</text:p>
        </text:list-item>
        <text:list-item>
          <text:p text:style-name="Text_20_body">
<text:bookmark-start text:name="OrgXref.org13e0115"/>
<text:bookmark text:name="org13e0115"/>Proof
<text:bookmark-end text:name="OrgXref.org13e0115"/></text:p>
          <text:p text:style-name="Text_20_body">10
10 * 10 = 100
100 + 1 = 101
101 * 2 + 1 = 203
</text:p>
          <text:p text:style-name="Text_20_body">1
1 * 1 = 1
1 + 1 = 2
2 * 2 + 1 = 5
</text:p>
          <text:p text:style-name="Text_20_body">2
2 * 2 = 4
4 + 1 = 5
5 * 2 + 1 = 11
</text:p>
          <text:p text:style-name="Text_20_body">3
3 * 3 = 9
9 + 1 = 10
10 * 2 + 1 = 21
</text:p>
          <text:p text:style-name="Text_20_body">4
4 * 4 = 16
16 + 1 = 17
17 * 2 + 1 = 35
</text:p>
          <text:p text:style-name="Text_20_body">5
5 * 5 = 25
25 + 1 = 26
26 * 2 + 1 = 53
</text:p>
          <text:p text:style-name="Text_20_body">53 - 35 = 18
35 - 21 = 14
21 - 11 = 10
11 -  5 =  6
</text:p>
        </text:list-item>
      </text:list>
      <text:h text:style-name="Heading_20_4_unnumbered" text:outline-level="4" text:is-list-header="true">
<text:bookmark-start text:name="OrgXref.orgbdc1f0e"/>
<text:bookmark text:name="orgbdc1f0e"/><text:span text:style-name="OrgTodo">TODO</text:span> CJF
<text:bookmark-end text:name="OrgXref.orgbdc1f0e"/></text:h>
      <text:p text:style-name="Text_20_body">Numbers and words. Cycles and patterns.
</text:p>
      <text:p text:style-name="Text_20_body">Do you think mathematicians discover or invent patterns? While pondering that
question, consider what <text:a xlink:type="simple" xlink:href="https://en.wikipedia.org/wiki/G._H._Hardy">G. H. Hardy</text:a> famously wrote: <text:span text:style-name="Emphasis">A mathematician, like a
painter or a poet, is a maker of patterns. If his patterns are more permanent</text:span>
<text:span text:style-name="Emphasis">than theirs, it is because they are made with ideas</text:span>. What do you think he
meant by that?
</text:p>
      <text:p text:style-name="Text_20_body">Here’s a puzzle superficially just involving a 6-digit number and a 6-letter
“word”. What does
</text:p>
      <text:p text:style-name="Text_20_body">654321
</text:p>
      <text:p text:style-name="Text_20_body">have to do with
</text:p>
      <text:p text:style-name="Text_20_body">CLAHCK
</text:p>
      <text:p text:style-name="Text_20_body">other than they both follow the “length 6” pattern?
</text:p>
      <text:list text:style-name="OrgBulletedList" text:continue-numbering="false">
        <text:list-item>
          <text:p text:style-name="Text_20_body">
<text:bookmark-start text:name="OrgXref.orgf41531f"/>
<text:bookmark text:name="orgf41531f"/>Rephrase
<text:bookmark-end text:name="OrgXref.orgf41531f"/></text:p>
        </text:list-item>
        <text:list-item>
          <text:p text:style-name="Text_20_body">
<text:bookmark-start text:name="OrgXref.org158363d"/>
<text:bookmark text:name="org158363d"/>Approach
<text:bookmark-end text:name="OrgXref.org158363d"/></text:p>
        </text:list-item>
        <text:list-item>
          <text:p text:style-name="Text_20_body">
<text:bookmark-start text:name="OrgXref.org2a755c1"/>
<text:bookmark text:name="org2a755c1"/>Solution
<text:bookmark-end text:name="OrgXref.org2a755c1"/></text:p>
        </text:list-item>
        <text:list-item>
          <text:p text:style-name="Text_20_body">
<text:bookmark-start text:name="OrgXref.org9ae1d3c"/>
<text:bookmark text:name="org9ae1d3c"/>Proof
<text:bookmark-end text:name="OrgXref.org9ae1d3c"/></text:p>
        </text:list-item>
      </text:list>
      <text:h text:style-name="Heading_20_3_unnumbered" text:outline-level="3" text:is-list-header="true">
<text:bookmark-start text:name="OrgXref.org3cf9f67"/>
<text:bookmark text:name="org3cf9f67"/>Evidence
<text:bookmark-end text:name="OrgXref.org3cf9f67"/></text:h>
      <text:h text:style-name="Heading_20_4_unnumbered" text:outline-level="4" text:is-list-header="true">
<text:bookmark-start text:name="OrgXref.org94d3f59"/>
<text:bookmark text:name="org94d3f59"/>Solved the DOK puzzle
<text:bookmark-end text:name="OrgXref.org94d3f59"/></text:h>
      <text:list text:style-name="OrgBulletedList" text:continue-numbering="false">
        <text:list-item>
          <text:p text:style-name="Text_20_body">Wrote JavaScript and Elisp program to calculate the answer for the circle puzzle
</text:p>
        </text:list-item>
        <text:list-item>
          <text:p text:style-name="Text_20_body">Helped students in the lab with installing and configuring emacs, pulling course files, and understanding the assignment
</text:p>
        </text:list-item>
        <text:list-item>
          <text:p text:style-name="Text_20_body">Tought my wife, who is a stay-home mom, about what discrete math is and how it is different from continuous math
</text:p>
        </text:list-item>
        <text:list-item>
          <text:p text:style-name="Text_20_body">Formed a study group
</text:p>
        </text:list-item>
      </text:list>
      <text:h text:style-name="Heading_20_2_unnumbered" text:outline-level="2" text:is-list-header="true">
<text:bookmark-start text:name="OrgXref.orga14c1db"/>
<text:bookmark text:name="orga14c1db"/>Week 2
<text:bookmark-end text:name="OrgXref.orga14c1db"/></text:h>
      <text:h text:style-name="Heading_20_2_unnumbered" text:outline-level="2" text:is-list-header="true">
<text:bookmark-start text:name="OrgXref.org7f35123"/>
<text:bookmark text:name="org7f35123"/>Week 3
<text:bookmark-end text:name="OrgXref.org7f35123"/></text:h>
      <text:h text:style-name="Heading_20_2_unnumbered" text:outline-level="2" text:is-list-header="true">
<text:bookmark-start text:name="OrgXref.orge50ee40"/>
<text:bookmark text:name="orge50ee40"/>Week 4
<text:bookmark-end text:name="OrgXref.orge50ee40"/></text:h>
      <text:h text:style-name="Heading_20_2_unnumbered" text:outline-level="2" text:is-list-header="true">
<text:bookmark-start text:name="OrgXref.orga1333bc"/>
<text:bookmark text:name="orga1333bc"/>Week 5
<text:bookmark-end text:name="OrgXref.orga1333bc"/></text:h>
      <text:h text:style-name="Heading_20_2_unnumbered" text:outline-level="2" text:is-list-header="true">
<text:bookmark-start text:name="OrgXref.org13b07a0"/>
<text:bookmark text:name="org13b07a0"/>Week 6
<text:bookmark-end text:name="OrgXref.org13b07a0"/></text:h>
      <text:h text:style-name="Heading_20_2_unnumbered" text:outline-level="2" text:is-list-header="true">
<text:bookmark-start text:name="OrgXref.orgc78cc13"/>
<text:bookmark text:name="orgc78cc13"/>Week 7
<text:bookmark-end text:name="OrgXref.orgc78cc13"/></text:h>
      <text:h text:style-name="Heading_20_2_unnumbered" text:outline-level="2" text:is-list-header="true">
<text:bookmark-start text:name="OrgXref.org123a752"/>
<text:bookmark text:name="org123a752"/>Week 8
<text:bookmark-end text:name="OrgXref.org123a752"/></text:h>
      <text:h text:style-name="Heading_20_2_unnumbered" text:outline-level="2" text:is-list-header="true">
<text:bookmark-start text:name="OrgXref.org0482781"/>
<text:bookmark text:name="org0482781"/>Week 9
<text:bookmark-end text:name="OrgXref.org0482781"/></text:h>
      <text:h text:style-name="Heading_20_2_unnumbered" text:outline-level="2" text:is-list-header="true">
<text:bookmark-start text:name="OrgXref.org32a2b55"/>
<text:bookmark text:name="org32a2b55"/>Week 10
<text:bookmark-end text:name="OrgXref.org32a2b55"/></text:h>
      <text:h text:style-name="Heading_20_2_unnumbered" text:outline-level="2" text:is-list-header="true">
<text:bookmark-start text:name="OrgXref.org4335201"/>
<text:bookmark text:name="org4335201"/>Week 11
<text:bookmark-end text:name="OrgXref.org4335201"/></text:h>
      <text:h text:style-name="Heading_20_2_unnumbered" text:outline-level="2" text:is-list-header="true">
<text:bookmark-start text:name="OrgXref.orgd9d82fe"/>
<text:bookmark text:name="orgd9d82fe"/>Week 12
<text:bookmark-end text:name="OrgXref.orgd9d82fe"/></text:h>
      <text:h text:style-name="Heading_20_2_unnumbered" text:outline-level="2" text:is-list-header="true">
<text:bookmark-start text:name="OrgXref.orge019e1d"/>
<text:bookmark text:name="orge019e1d"/>Week 13
<text:bookmark-end text:name="OrgXref.orge019e1d"/></text:h>
      <text:p text:style-name="Text_20_body">
</text:p>
      <text:h text:style-name="Heading_20_1_unnumbered" text:outline-level="1" text:is-list-header="true">
<text:bookmark-start text:name="OrgXref.org76d797a"/>
<text:bookmark text:name="org76d797a"/>Other
<text:bookmark-end text:name="OrgXref.org76d797a"/></text:h>
      <text:p text:style-name="Text_20_body">This document may be modified by the instructor at any time without
notification.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6Face" style:family="text">
      <style:text-properties fo:color="#2020cc"/>
    </style:style>
    <style:style style:name="OrgSrcRainbowDelimitersDepth5Face" style:family="text">
      <style:text-properties fo:color="#1c9e28"/>
    </style:style>
    <style:style style:name="OrgSrcRainbowDelimitersDepth4Face" style:family="text">
      <style:text-properties fo:color="#358d8d"/>
    </style:style>
    <style:style style:name="OrgSrcRainbowDelimitersDepth3Face" style:family="text">
      <style:text-properties fo:color="#ab9c3a"/>
    </style:style>
    <style:style style:name="OrgSrcRainbowDelimitersDepth2Face" style:family="text">
      <style:text-properties fo:color="#077707"/>
    </style:style>
    <style:style style:name="OrgSrcFontLockFunctionNameFace" style:family="text">
      <style:text-properties fo:color="#2c53ca"/>
    </style:style>
    <style:style style:name="OrgSrcHighlightNumbersNumber" style:family="text">
      <style:text-properties fo:color="#259ea2"/>
    </style:style>
    <style:style style:name="OrgSrcFontLockKeywordFace" style:family="text">
      <style:text-properties fo:color="#2020cc"/>
    </style:style>
    <style:style style:name="OrgSrcRainbowDelimitersDepth1Face" style:family="text">
      <style:text-properties fo:color="#262626"/>
    </style:style>
    <style:style style:name="OrgSrcBlock" style:family="paragraph" style:parent-style-name="Preformatted_20_Text">
      <style:paragraph-properties fo:background-color="#ded6c5" fo:padding="0.049cm" fo:border="0.51pt solid #000000" style:shadow="none">
        <style:background-image/>
      </style:paragraph-properties>
      <style:text-properties fo:color="#262626"/>
    </style:style>
    <style:style style:name="OrgSrcFontLockCommentFace" style:family="text">
      <style:text-properties fo:color="#008b45"/>
    </style:style>
    <style:style style:name="OrgSrcFontLockCommentDelimiterFace" style:family="text">
      <style:text-properties fo:color="#008b45"/>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lex Shnyrov</dc:creator>
    <meta:initial-creator>Alex Shnyrov</meta:initial-creator>
    <dc:date>2020-01-14T15:17:12</dc:date>
    <meta:creation-date>2020-01-14T15:17:12</meta:creation-date>
    <meta:generator>Emacs 26.3 (Org mode 9.3.1)</meta:generator>
    <meta:keyword/>
    <dc:subject/>
    <dc:title>CS 237 Syllabus and Portfolio Winter 2020</dc:title>
  </office:meta>
</office:document-meta>
</file>